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rlBasedView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rlBasedView.AbstractUrlBase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rlBasedView.AbstractUrlBasedView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setUrl( @ Nullable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